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CommentBeforeElement.instantiate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BeforeElement.PSCommentBefore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CommentBefore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